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A clustered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oxels</text:p>
          </table:table-cell>
          <table:table-cell table:style-name="ce1" office:value-type="string" calcext:value-type="string">
            <text:p>MD mean</text:p>
          </table:table-cell>
          <table:table-cell table:style-name="ce1" office:value-type="string" calcext:value-type="string">
            <text:p>MD std</text:p>
          </table:table-cell>
          <table:table-cell table:style-name="ce1" office:value-type="string" calcext:value-type="string">
            <text:p>FA mean</text:p>
          </table:table-cell>
          <table:table-cell table:style-name="ce1" office:value-type="string" calcext:value-type="string">
            <text:p>FA std</text:p>
          </table:table-cell>
          <table:table-cell table:style-name="ce1" office:value-type="string" calcext:value-type="string">
            <text:p>RD mean</text:p>
          </table:table-cell>
          <table:table-cell table:style-name="ce1" office:value-type="string" calcext:value-type="string">
            <text:p>RD std</text:p>
          </table:table-cell>
          <table:table-cell table:style-name="ce1" office:value-type="string" calcext:value-type="string">
            <text:p>TV mean</text:p>
          </table:table-cell>
          <table:table-cell table:style-name="ce1" office:value-type="string" calcext:value-type="string">
            <text:p>TV std</text:p>
          </table:table-cell>
          <table:table-cell table:style-name="ce1" office:value-type="string" calcext:value-type="string">
            <text:p>TC mean</text:p>
          </table:table-cell>
          <table:table-cell table:style-name="ce1" office:value-type="string" calcext:value-type="string">
            <text:p>TC std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0.000163" calcext:value-type="float">
            <text:p>0.00016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4324775" calcext:value-type="float">
            <text:p>0.4324775</text:p>
          </table:table-cell>
          <table:table-cell office:value-type="float" office:value="0.0869353" calcext:value-type="float">
            <text:p>0.0869353</text:p>
          </table:table-cell>
          <table:table-cell office:value-type="float" office:value="0.0001223" calcext:value-type="float">
            <text:p>0.0001223</text:p>
          </table:table-cell>
          <table:table-cell office:value-type="float" office:value="0.000017" calcext:value-type="float">
            <text:p>0.00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02" calcext:value-type="float">
            <text:p>0.0000002</text:p>
          </table:table-cell>
          <table:table-cell/>
          <table:table-cell table:style-name="ce4" office:value-type="string" calcext:value-type="string">
            <text:p>Voxels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 table:formula="of:=[.O3]" office:value-type="float" office:value="27" calcext:value-type="float">
            <text:p>27</text:p>
          </table:table-cell>
          <table:table-cell table:formula="of:=[.R2]+527" office:value-type="float" office:value="554" calcext:value-type="float">
            <text:p>554</text:p>
          </table:table-cell>
          <table:table-cell table:formula="of:=[.S2]+527" office:value-type="float" office:value="1081" calcext:value-type="float">
            <text:p>1081</text:p>
          </table:table-cell>
          <table:table-cell table:formula="of:=[.T2]+527" office:value-type="float" office:value="1608" calcext:value-type="float">
            <text:p>1608</text:p>
          </table:table-cell>
          <table:table-cell table:formula="of:=[.U2]+527" office:value-type="float" office:value="2135" calcext:value-type="float">
            <text:p>2135</text:p>
          </table:table-cell>
          <table:table-cell table:formula="of:=[.V2]+527" office:value-type="float" office:value="2662" calcext:value-type="float">
            <text:p>2662</text:p>
          </table:table-cell>
          <table:table-cell table:formula="of:=[.W2]+527" office:value-type="float" office:value="3189" calcext:value-type="float">
            <text:p>3189</text:p>
          </table:table-cell>
          <table:table-cell table:formula="of:=[.X2]+527" office:value-type="float" office:value="3716" calcext:value-type="float">
            <text:p>3716</text:p>
          </table:table-cell>
          <table:table-cell table:formula="of:=[.Y2]+527" office:value-type="float" office:value="4243" calcext:value-type="float">
            <text:p>4243</text:p>
          </table:table-cell>
          <table:table-cell table:formula="of:=[.Z2]+527" office:value-type="float" office:value="4770" calcext:value-type="float">
            <text:p>4770</text:p>
          </table:table-cell>
          <table:table-cell table:formula="of:=[.AA2]+527" office:value-type="float" office:value="5297" calcext:value-type="float">
            <text:p>5297</text:p>
          </table:table-cell>
          <table:table-cell table:formula="of:=[.AB2]+527" office:value-type="float" office:value="5824" calcext:value-type="float">
            <text:p>5824</text:p>
          </table:table-cell>
          <table:table-cell table:formula="of:=[.AC2]+527" office:value-type="float" office:value="6351" calcext:value-type="float">
            <text:p>6351</text:p>
          </table:table-cell>
          <table:table-cell table:formula="of:=[.AD2]+527" office:value-type="float" office:value="6878" calcext:value-type="float">
            <text:p>6878</text:p>
          </table:table-cell>
          <table:table-cell table:formula="of:=[.AE2]+527" office:value-type="float" office:value="7405" calcext:value-type="float">
            <text:p>7405</text:p>
          </table:table-cell>
          <table:table-cell table:formula="of:=[.AF2]+527" office:value-type="float" office:value="7932" calcext:value-type="float">
            <text:p>7932</text:p>
          </table:table-cell>
          <table:table-cell table:formula="of:=[.AG2]+527" office:value-type="float" office:value="8459" calcext:value-type="float">
            <text:p>8459</text:p>
          </table:table-cell>
          <table:table-cell table:formula="of:=[.AH2]+527" office:value-type="float" office:value="8986" calcext:value-type="float">
            <text:p>8986</text:p>
          </table:table-cell>
          <table:table-cell table:formula="of:=[.AI2]+527" office:value-type="float" office:value="9513" calcext:value-type="float">
            <text:p>9513</text:p>
          </table:table-cell>
          <table:table-cell table:formula="of:=[.AJ2]+527" office:value-type="float" office:value="10040" calcext:value-type="float">
            <text:p>10040</text:p>
          </table:table-cell>
          <table:table-cell table:formula="of:=[.AK2]+527" office:value-type="float" office:value="10567" calcext:value-type="float">
            <text:p>10567</text:p>
          </table:table-cell>
          <table:table-cell table:formula="of:=[.AL2]+527" office:value-type="float" office:value="11094" calcext:value-type="float">
            <text:p>11094</text:p>
          </table:table-cell>
          <table:table-cell table:formula="of:=[.AM2]+527" office:value-type="float" office:value="11621" calcext:value-type="float">
            <text:p>11621</text:p>
          </table:table-cell>
          <table:table-cell table:formula="of:=[.AN2]+527" office:value-type="float" office:value="12148" calcext:value-type="float">
            <text:p>12148</text:p>
          </table:table-cell>
          <table:table-cell table:formula="of:=[.AO2]+527" office:value-type="float" office:value="12675" calcext:value-type="float">
            <text:p>12675</text:p>
          </table:table-cell>
          <table:table-cell table:formula="of:=[.AP2]+527" office:value-type="float" office:value="13202" calcext:value-type="float">
            <text:p>13202</text:p>
          </table:table-cell>
          <table:table-cell table:formula="of:=[.AQ2]+527" office:value-type="float" office:value="13729" calcext:value-type="float">
            <text:p>13729</text:p>
          </table:table-cell>
          <table:table-cell table:formula="of:=[.AR2]+527" office:value-type="float" office:value="14256" calcext:value-type="float">
            <text:p>14256</text:p>
          </table:table-cell>
          <table:table-cell table:formula="of:=[.AS2]+527" office:value-type="float" office:value="14783" calcext:value-type="float">
            <text:p>14783</text:p>
          </table:table-cell>
          <table:table-cell table:formula="of:=[.AT2]+527" office:value-type="float" office:value="15310" calcext:value-type="float">
            <text:p>15310</text:p>
          </table:table-cell>
          <table:table-cell table:formula="of:=[.AU2]+527" office:value-type="float" office:value="15837" calcext:value-type="float">
            <text:p>15837</text:p>
          </table:table-cell>
          <table:table-cell table:formula="of:=[.AV2]+527" office:value-type="float" office:value="16364" calcext:value-type="float">
            <text:p>16364</text:p>
          </table:table-cell>
          <table:table-cell table:formula="of:=[.AW2]+527" office:value-type="float" office:value="16891" calcext:value-type="float">
            <text:p>16891</text:p>
          </table:table-cell>
          <table:table-cell table:formula="of:=[.AX2]+527" office:value-type="float" office:value="17418" calcext:value-type="float">
            <text:p>17418</text:p>
          </table:table-cell>
          <table:table-cell table:formula="of:=[.AY2]+527" office:value-type="float" office:value="17945" calcext:value-type="float">
            <text:p>17945</text:p>
          </table:table-cell>
          <table:table-cell table:formula="of:=[.AZ2]+527" office:value-type="float" office:value="18472" calcext:value-type="float">
            <text:p>18472</text:p>
          </table:table-cell>
          <table:table-cell table:formula="of:=[.BA2]+527" office:value-type="float" office:value="18999" calcext:value-type="float">
            <text:p>18999</text:p>
          </table:table-cell>
          <table:table-cell table:formula="of:=[.BB2]+527" office:value-type="float" office:value="19526" calcext:value-type="float">
            <text:p>19526</text:p>
          </table:table-cell>
          <table:table-cell table:formula="of:=[.BC2]+527" office:value-type="float" office:value="20053" calcext:value-type="float">
            <text:p>20053</text:p>
          </table:table-cell>
          <table:table-cell table:formula="of:=[.BD2]+527" office:value-type="float" office:value="20580" calcext:value-type="float">
            <text:p>20580</text:p>
          </table:table-cell>
          <table:table-cell table:formula="of:=[.BE2]+527" office:value-type="float" office:value="21107" calcext:value-type="float">
            <text:p>21107</text:p>
          </table:table-cell>
          <table:table-cell table:formula="of:=[.BF2]+527" office:value-type="float" office:value="21634" calcext:value-type="float">
            <text:p>21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2156" calcext:value-type="float">
            <text:p>22156</text:p>
          </table:table-cell>
          <table:table-cell office:value-type="float" office:value="0.0001509" calcext:value-type="float">
            <text:p>0.000150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4165246" calcext:value-type="float">
            <text:p>0.4165246</text:p>
          </table:table-cell>
          <table:table-cell office:value-type="float" office:value="0.0958853" calcext:value-type="float">
            <text:p>0.0958853</text:p>
          </table:table-cell>
          <table:table-cell office:value-type="float" office:value="0.0001148" calcext:value-type="float">
            <text:p>0.0001148</text:p>
          </table:table-cell>
          <table:table-cell office:value-type="float" office:value="0.0000161" calcext:value-type="float">
            <text:p>0.000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min</text:p>
          </table:table-cell>
          <table:table-cell table:formula="of:=MIN([.B2:.B43])" office:value-type="float" office:value="27" calcext:value-type="float">
            <text:p>27</text:p>
          </table:table-cell>
          <table:table-cell/>
          <table:table-cell office:value-type="string" calcext:value-type="string">
            <text:p>freqs</text:p>
          </table:table-cell>
          <table:table-cell table:number-matrix-columns-spanned="1" table:number-matrix-rows-spanned="43" table:formula="of:=FREQUENCY([.B2:.B43];[.R2:.BG2])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  <table:table-cell office:value-type="float" office:value="0.0001594" calcext:value-type="float">
            <text:p>0.000159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257425" calcext:value-type="float">
            <text:p>0.4257425</text:p>
          </table:table-cell>
          <table:table-cell office:value-type="float" office:value="0.0731223" calcext:value-type="float">
            <text:p>0.0731223</text:p>
          </table:table-cell>
          <table:table-cell office:value-type="float" office:value="0.0001211" calcext:value-type="float">
            <text:p>0.0001211</text:p>
          </table:table-cell>
          <table:table-cell office:value-type="float" office:value="0.0000144" calcext:value-type="float">
            <text:p>0.000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2" calcext:value-type="float">
            <text:p>0.0000002</text:p>
          </table:table-cell>
          <table:table-cell/>
          <table:table-cell office:value-type="string" calcext:value-type="string">
            <text:p>max</text:p>
          </table:table-cell>
          <table:table-cell table:formula="of:=MAX([.B2:.B43])" office:value-type="float" office:value="22156" calcext:value-type="float">
            <text:p>2215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.0001366" calcext:value-type="float">
            <text:p>0.000136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392037" calcext:value-type="float">
            <text:p>0.3392037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001102" calcext:value-type="float">
            <text:p>0.0001102</text:p>
          </table:table-cell>
          <table:table-cell office:value-type="float" office:value="0.0000108" calcext:value-type="float">
            <text:p>0.000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6" calcext:value-type="float">
            <text:p>0.0000006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0.0001577" calcext:value-type="float">
            <text:p>0.000157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163085" calcext:value-type="float">
            <text:p>0.5163085</text:p>
          </table:table-cell>
          <table:table-cell office:value-type="float" office:value="0.0868305" calcext:value-type="float">
            <text:p>0.0868305</text:p>
          </table:table-cell>
          <table:table-cell office:value-type="float" office:value="0.0001074" calcext:value-type="float">
            <text:p>0.0001074</text:p>
          </table:table-cell>
          <table:table-cell office:value-type="float" office:value="0.0000143" calcext:value-type="float">
            <text:p>0.000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interval</text:p>
          </table:table-cell>
          <table:table-cell table:formula="of:=([.O4] - [.O3])/[.O5]" office:value-type="float" office:value="526.880952380952" calcext:value-type="float">
            <text:p>526.8809523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6" calcext:value-type="float">
            <text:p>1056</text:p>
          </table:table-cell>
          <table:table-cell office:value-type="float" office:value="0.0001361" calcext:value-type="float">
            <text:p>0.000136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967117" calcext:value-type="float">
            <text:p>0.3967117</text:p>
          </table:table-cell>
          <table:table-cell office:value-type="float" office:value="0.0924401" calcext:value-type="float">
            <text:p>0.0924401</text:p>
          </table:table-cell>
          <table:table-cell office:value-type="float" office:value="0.0001052" calcext:value-type="float">
            <text:p>0.0001052</text:p>
          </table:table-cell>
          <table:table-cell office:value-type="float" office:value="0.0000149" calcext:value-type="float">
            <text:p>0.000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.0000002" calcext:value-type="float">
            <text:p>0.00000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0001678" calcext:value-type="float">
            <text:p>0.000167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447865" calcext:value-type="float">
            <text:p>0.447865</text:p>
          </table:table-cell>
          <table:table-cell office:value-type="float" office:value="0.0795918" calcext:value-type="float">
            <text:p>0.0795918</text:p>
          </table:table-cell>
          <table:table-cell office:value-type="float" office:value="0.0001224" calcext:value-type="float">
            <text:p>0.0001224</text:p>
          </table:table-cell>
          <table:table-cell office:value-type="float" office:value="0.0000123" calcext:value-type="float">
            <text:p>0.000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0000003" calcext:value-type="float">
            <text:p>0.0000003</text:p>
          </table:table-cell>
          <table:table-cell/>
          <table:table-cell table:style-name="ce4" office:value-type="string" calcext:value-type="string">
            <text:p>MD me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055648" calcext:value-type="float">
            <text:p>0.055648</text:p>
          </table:table-cell>
          <table:table-cell office:value-type="float" office:value="0.0001024" calcext:value-type="float">
            <text:p>0.0001024</text:p>
          </table:table-cell>
          <table:table-cell office:value-type="float" office:value="0.0000076" calcext:value-type="float">
            <text:p>0.000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min</text:p>
          </table:table-cell>
          <table:table-cell table:formula="of:=MIN([.C2:.C43])" office:value-type="float" office:value="0.0001074" calcext:value-type="float">
            <text:p>0.00010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0001764" calcext:value-type="float">
            <text:p>0.000176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471534" calcext:value-type="float">
            <text:p>0.471534</text:p>
          </table:table-cell>
          <table:table-cell office:value-type="float" office:value="0.080205" calcext:value-type="float">
            <text:p>0.080205</text:p>
          </table:table-cell>
          <table:table-cell office:value-type="float" office:value="0.0001263" calcext:value-type="float">
            <text:p>0.0001263</text:p>
          </table:table-cell>
          <table:table-cell office:value-type="float" office:value="0.0000155" calcext:value-type="float">
            <text:p>0.0000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max</text:p>
          </table:table-cell>
          <table:table-cell table:formula="of:=MAX([.C2:.C43])" office:value-type="float" office:value="0.0001882" calcext:value-type="float">
            <text:p>0.00018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0001702" calcext:value-type="float">
            <text:p>0.000170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4867753" calcext:value-type="float">
            <text:p>0.4867753</text:p>
          </table:table-cell>
          <table:table-cell office:value-type="float" office:value="0.0696743" calcext:value-type="float">
            <text:p>0.0696743</text:p>
          </table:table-cell>
          <table:table-cell office:value-type="float" office:value="0.0001198" calcext:value-type="float">
            <text:p>0.0001198</text:p>
          </table:table-cell>
          <table:table-cell office:value-type="float" office:value="0.0000119" calcext:value-type="float">
            <text:p>0.000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21" calcext:value-type="float">
            <text:p>21821</text:p>
          </table:table-cell>
          <table:table-cell office:value-type="float" office:value="0.0001512" calcext:value-type="float">
            <text:p>0.0001512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4380928" calcext:value-type="float">
            <text:p>0.4380928</text:p>
          </table:table-cell>
          <table:table-cell office:value-type="float" office:value="0.1031709" calcext:value-type="float">
            <text:p>0.1031709</text:p>
          </table:table-cell>
          <table:table-cell office:value-type="float" office:value="0.0001128" calcext:value-type="float">
            <text:p>0.0001128</text:p>
          </table:table-cell>
          <table:table-cell office:value-type="float" office:value="0.0000189" calcext:value-type="float">
            <text:p>0.000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interval</text:p>
          </table:table-cell>
          <table:table-cell table:formula="of:=([.O10] - [.O9])/[.O11]" office:value-type="float" office:value="0.00000192380952380952" calcext:value-type="float">
            <text:p>1.92380952380952E-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.0001661" calcext:value-type="float">
            <text:p>0.000166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5273589" calcext:value-type="float">
            <text:p>0.5273589</text:p>
          </table:table-cell>
          <table:table-cell office:value-type="float" office:value="0.0725782" calcext:value-type="float">
            <text:p>0.0725782</text:p>
          </table:table-cell>
          <table:table-cell office:value-type="float" office:value="0.0001117" calcext:value-type="float">
            <text:p>0.0001117</text:p>
          </table:table-cell>
          <table:table-cell office:value-type="float" office:value="0.0000118" calcext:value-type="float">
            <text:p>0.000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03" calcext:value-type="float">
            <text:p>0.000000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0001707" calcext:value-type="float">
            <text:p>0.000170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614139" calcext:value-type="float">
            <text:p>0.3614139</text:p>
          </table:table-cell>
          <table:table-cell office:value-type="float" office:value="0.0631985" calcext:value-type="float">
            <text:p>0.0631985</text:p>
          </table:table-cell>
          <table:table-cell office:value-type="float" office:value="0.0001375" calcext:value-type="float">
            <text:p>0.0001375</text:p>
          </table:table-cell>
          <table:table-cell office:value-type="float" office:value="0.0000101" calcext:value-type="float">
            <text:p>0.000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2" calcext:value-type="float">
            <text:p>0.0000002</text:p>
          </table:table-cell>
          <table:table-cell/>
          <table:table-cell table:style-name="ce4" office:value-type="string" calcext:value-type="string">
            <text:p>FA me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0001725" calcext:value-type="float">
            <text:p>0.000172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345363" calcext:value-type="float">
            <text:p>0.4345363</text:p>
          </table:table-cell>
          <table:table-cell office:value-type="float" office:value="0.0826299" calcext:value-type="float">
            <text:p>0.082629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156" calcext:value-type="float">
            <text:p>0.000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min</text:p>
          </table:table-cell>
          <table:table-cell table:formula="of:=MIN([.E2:.E43])" office:value-type="float" office:value="0.2892424" calcext:value-type="float">
            <text:p>0.28924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0001173" calcext:value-type="float">
            <text:p>0.000117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208761" calcext:value-type="float">
            <text:p>0.4208761</text:p>
          </table:table-cell>
          <table:table-cell office:value-type="float" office:value="0.0705123" calcext:value-type="float">
            <text:p>0.0705123</text:p>
          </table:table-cell>
          <table:table-cell office:value-type="float" office:value="0.0000886" calcext:value-type="float">
            <text:p>0.0000886</text:p>
          </table:table-cell>
          <table:table-cell office:value-type="float" office:value="0.0000103" calcext:value-type="float">
            <text:p>0.000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max</text:p>
          </table:table-cell>
          <table:table-cell table:formula="of:=MAX([.E2:.E43])" office:value-type="float" office:value="0.5481862" calcext:value-type="float">
            <text:p>0.54818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001595" calcext:value-type="float">
            <text:p>0.000159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799246" calcext:value-type="float">
            <text:p>0.3799246</text:p>
          </table:table-cell>
          <table:table-cell office:value-type="float" office:value="0.0721596" calcext:value-type="float">
            <text:p>0.0721596</text:p>
          </table:table-cell>
          <table:table-cell office:value-type="float" office:value="0.0001268" calcext:value-type="float">
            <text:p>0.0001268</text:p>
          </table:table-cell>
          <table:table-cell office:value-type="float" office:value="0.0000136" calcext:value-type="float">
            <text:p>0.0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0.0000002" calcext:value-type="float">
            <text:p>0.000000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0.0001208" calcext:value-type="float">
            <text:p>0.000120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596065" calcext:value-type="float">
            <text:p>0.3596065</text:p>
          </table:table-cell>
          <table:table-cell office:value-type="float" office:value="0.0815422" calcext:value-type="float">
            <text:p>0.0815422</text:p>
          </table:table-cell>
          <table:table-cell office:value-type="float" office:value="0.0000955" calcext:value-type="float">
            <text:p>0.0000955</text:p>
          </table:table-cell>
          <table:table-cell office:value-type="float" office:value="0.0000104" calcext:value-type="float">
            <text:p>0.000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interval</text:p>
          </table:table-cell>
          <table:table-cell table:formula="of:=([.O16] - [.O15])/[.O17]" office:value-type="float" office:value="0.00616532857142857" calcext:value-type="float">
            <text:p>0.00616532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.0001175" calcext:value-type="float">
            <text:p>0.000117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4452" calcext:value-type="float">
            <text:p>0.334452</text:p>
          </table:table-cell>
          <table:table-cell office:value-type="float" office:value="0.0603848" calcext:value-type="float">
            <text:p>0.0603848</text:p>
          </table:table-cell>
          <table:table-cell office:value-type="float" office:value="0.0000969" calcext:value-type="float">
            <text:p>0.0000969</text:p>
          </table:table-cell>
          <table:table-cell office:value-type="float" office:value="0.0000069" calcext:value-type="float">
            <text:p>0.000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0.0001125" calcext:value-type="float">
            <text:p>0.000112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035864" calcext:value-type="float">
            <text:p>0.3035864</text:p>
          </table:table-cell>
          <table:table-cell office:value-type="float" office:value="0.0623803" calcext:value-type="float">
            <text:p>0.0623803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0096" calcext:value-type="float">
            <text:p>0.000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1" calcext:value-type="float">
            <text:p>0.0000001</text:p>
          </table:table-cell>
          <table:table-cell/>
          <table:table-cell table:style-name="ce4" office:value-type="string" calcext:value-type="string">
            <text:p>RD me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.0001171" calcext:value-type="float">
            <text:p>0.000117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18105" calcext:value-type="float">
            <text:p>0.3418105</text:p>
          </table:table-cell>
          <table:table-cell office:value-type="float" office:value="0.0507196" calcext:value-type="float">
            <text:p>0.0507196</text:p>
          </table:table-cell>
          <table:table-cell office:value-type="float" office:value="0.0000967" calcext:value-type="float">
            <text:p>0.0000967</text:p>
          </table:table-cell>
          <table:table-cell office:value-type="float" office:value="0.0000066" calcext:value-type="float">
            <text:p>0.000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min</text:p>
          </table:table-cell>
          <table:table-cell table:formula="of:=MIN([.G2:.G43])" office:value-type="float" office:value="0.000088" calcext:value-type="float">
            <text:p>0.0000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.0001631" calcext:value-type="float">
            <text:p>0.0001631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620822" calcext:value-type="float">
            <text:p>0.3620822</text:p>
          </table:table-cell>
          <table:table-cell office:value-type="float" office:value="0.0764436" calcext:value-type="float">
            <text:p>0.0764436</text:p>
          </table:table-cell>
          <table:table-cell office:value-type="float" office:value="0.0001283" calcext:value-type="float">
            <text:p>0.0001283</text:p>
          </table:table-cell>
          <table:table-cell office:value-type="float" office:value="0.0000187" calcext:value-type="float">
            <text:p>0.0000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02" calcext:value-type="float">
            <text:p>0.0000002</text:p>
          </table:table-cell>
          <table:table-cell/>
          <table:table-cell office:value-type="string" calcext:value-type="string">
            <text:p>max</text:p>
          </table:table-cell>
          <table:table-cell table:formula="of:=MAX([.G2:.G43])" office:value-type="float" office:value="0.0001574" calcext:value-type="float">
            <text:p>0.00015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.0001353" calcext:value-type="float">
            <text:p>0.000135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5481862" calcext:value-type="float">
            <text:p>0.5481862</text:p>
          </table:table-cell>
          <table:table-cell office:value-type="float" office:value="0.0801191" calcext:value-type="float">
            <text:p>0.0801191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123" calcext:value-type="float">
            <text:p>0.000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0.0001117" calcext:value-type="float">
            <text:p>0.000111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15434" calcext:value-type="float">
            <text:p>0.3315434</text:p>
          </table:table-cell>
          <table:table-cell office:value-type="float" office:value="0.0653219" calcext:value-type="float">
            <text:p>0.0653219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077" calcext:value-type="float">
            <text:p>0.000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interval</text:p>
          </table:table-cell>
          <table:table-cell table:formula="of:=([.O22] - [.O21])/[.O23]" office:value-type="float" office:value="0.00000165238095238095" calcext:value-type="float">
            <text:p>1.65238095238095E-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273606" calcext:value-type="float">
            <text:p>0.3273606</text:p>
          </table:table-cell>
          <table:table-cell office:value-type="float" office:value="0.0687383" calcext:value-type="float">
            <text:p>0.0687383</text:p>
          </table:table-cell>
          <table:table-cell office:value-type="float" office:value="0.0000975" calcext:value-type="float">
            <text:p>0.0000975</text:p>
          </table:table-cell>
          <table:table-cell office:value-type="float" office:value="0.0000087" calcext:value-type="float">
            <text:p>0.000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0.0001186" calcext:value-type="float">
            <text:p>0.000118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61453" calcext:value-type="float">
            <text:p>0.361453</text:p>
          </table:table-cell>
          <table:table-cell office:value-type="float" office:value="0.0640783" calcext:value-type="float">
            <text:p>0.0640783</text:p>
          </table:table-cell>
          <table:table-cell office:value-type="float" office:value="0.0000937" calcext:value-type="float">
            <text:p>0.0000937</text:p>
          </table:table-cell>
          <table:table-cell office:value-type="float" office:value="0.0000089" calcext:value-type="float">
            <text:p>0.000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1" calcext:value-type="float">
            <text:p>0.0000001</text:p>
          </table:table-cell>
          <table:table-cell/>
          <table:table-cell table:style-name="ce4" office:value-type="string" calcext:value-type="string">
            <text:p>TV me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.0001074" calcext:value-type="float">
            <text:p>0.000107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2892424" calcext:value-type="float">
            <text:p>0.2892424</text:p>
          </table:table-cell>
          <table:table-cell office:value-type="float" office:value="0.0527413" calcext:value-type="float">
            <text:p>0.0527413</text:p>
          </table:table-cell>
          <table:table-cell office:value-type="float" office:value="0.0000901" calcext:value-type="float">
            <text:p>0.0000901</text:p>
          </table:table-cell>
          <table:table-cell office:value-type="float" office:value="0.0000071" calcext:value-type="float">
            <text:p>0.000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min</text:p>
          </table:table-cell>
          <table:table-cell table:formula="of:=MIN([.I2:.I4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.0001142" calcext:value-type="float">
            <text:p>0.000114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985002" calcext:value-type="float">
            <text:p>0.3985002</text:p>
          </table:table-cell>
          <table:table-cell office:value-type="float" office:value="0.0708391" calcext:value-type="float">
            <text:p>0.0708391</text:p>
          </table:table-cell>
          <table:table-cell office:value-type="float" office:value="0.0000881" calcext:value-type="float">
            <text:p>0.0000881</text:p>
          </table:table-cell>
          <table:table-cell office:value-type="float" office:value="0.0000091" calcext:value-type="float">
            <text:p>0.000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" calcext:value-type="float">
            <text:p>0.0000005</text:p>
          </table:table-cell>
          <table:table-cell office:value-type="float" office:value="0.0000001" calcext:value-type="float">
            <text:p>0.0000001</text:p>
          </table:table-cell>
          <table:table-cell/>
          <table:table-cell office:value-type="string" calcext:value-type="string">
            <text:p>max</text:p>
          </table:table-cell>
          <table:table-cell table:formula="of:=MAX([.I2:.I4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0.0001742" calcext:value-type="float">
            <text:p>0.000174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4374144" calcext:value-type="float">
            <text:p>0.4374144</text:p>
          </table:table-cell>
          <table:table-cell office:value-type="float" office:value="0.0863131" calcext:value-type="float">
            <text:p>0.0863131</text:p>
          </table:table-cell>
          <table:table-cell office:value-type="float" office:value="0.0001315" calcext:value-type="float">
            <text:p>0.0001315</text:p>
          </table:table-cell>
          <table:table-cell office:value-type="float" office:value="0.0000187" calcext:value-type="float">
            <text:p>0.0000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0.0001669" calcext:value-type="float">
            <text:p>0.000166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4677041" calcext:value-type="float">
            <text:p>0.4677041</text:p>
          </table:table-cell>
          <table:table-cell office:value-type="float" office:value="0.049377" calcext:value-type="float">
            <text:p>0.049377</text:p>
          </table:table-cell>
          <table:table-cell office:value-type="float" office:value="0.0001232" calcext:value-type="float">
            <text:p>0.0001232</text:p>
          </table:table-cell>
          <table:table-cell office:value-type="float" office:value="0.0000103" calcext:value-type="float">
            <text:p>0.000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interval</text:p>
          </table:table-cell>
          <table:table-cell table:formula="of:=([.O28] - [.O27])/[.O29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99939" calcext:value-type="float">
            <text:p>0.3699939</text:p>
          </table:table-cell>
          <table:table-cell office:value-type="float" office:value="0.0606777" calcext:value-type="float">
            <text:p>0.0606777</text:p>
          </table:table-cell>
          <table:table-cell office:value-type="float" office:value="0.0000984" calcext:value-type="float">
            <text:p>0.0000984</text:p>
          </table:table-cell>
          <table:table-cell office:value-type="float" office:value="0.0000076" calcext:value-type="float">
            <text:p>0.000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3" calcext:value-type="float">
            <text:p>863</text:p>
          </table:table-cell>
          <table:table-cell office:value-type="float" office:value="0.0001329" calcext:value-type="float">
            <text:p>0.000132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267726" calcext:value-type="float">
            <text:p>0.4267726</text:p>
          </table:table-cell>
          <table:table-cell office:value-type="float" office:value="0.0925021" calcext:value-type="float">
            <text:p>0.0925021</text:p>
          </table:table-cell>
          <table:table-cell office:value-type="float" office:value="0.0000995" calcext:value-type="float">
            <text:p>0.0000995</text:p>
          </table:table-cell>
          <table:table-cell office:value-type="float" office:value="0.0000144" calcext:value-type="float">
            <text:p>0.000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.0000002" calcext:value-type="float">
            <text:p>0.0000002</text:p>
          </table:table-cell>
          <table:table-cell/>
          <table:table-cell table:style-name="ce4" office:value-type="string" calcext:value-type="string">
            <text:p>TC mea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4" calcext:value-type="float">
            <text:p>404</text:p>
          </table:table-cell>
          <table:table-cell office:value-type="float" office:value="0.0001735" calcext:value-type="float">
            <text:p>0.000173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4957677" calcext:value-type="float">
            <text:p>0.4957677</text:p>
          </table:table-cell>
          <table:table-cell office:value-type="float" office:value="0.0859265" calcext:value-type="float">
            <text:p>0.0859265</text:p>
          </table:table-cell>
          <table:table-cell office:value-type="float" office:value="0.0001213" calcext:value-type="float">
            <text:p>0.0001213</text:p>
          </table:table-cell>
          <table:table-cell office:value-type="float" office:value="0.0000156" calcext:value-type="float">
            <text:p>0.000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" calcext:value-type="float">
            <text:p>0.0000013</text:p>
          </table:table-cell>
          <table:table-cell office:value-type="float" office:value="0.0000004" calcext:value-type="float">
            <text:p>0.0000004</text:p>
          </table:table-cell>
          <table:table-cell/>
          <table:table-cell office:value-type="string" calcext:value-type="string">
            <text:p>min</text:p>
          </table:table-cell>
          <table:table-cell table:formula="of:=MIN([.K2:.K43])" office:value-type="float" office:value="0.0000004" calcext:value-type="float">
            <text:p>0.0000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.0001727" calcext:value-type="float">
            <text:p>0.000172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861458" calcext:value-type="float">
            <text:p>0.3861458</text:p>
          </table:table-cell>
          <table:table-cell office:value-type="float" office:value="0.0642217" calcext:value-type="float">
            <text:p>0.0642217</text:p>
          </table:table-cell>
          <table:table-cell office:value-type="float" office:value="0.0001381" calcext:value-type="float">
            <text:p>0.0001381</text:p>
          </table:table-cell>
          <table:table-cell office:value-type="float" office:value="0.0000168" calcext:value-type="float">
            <text:p>0.0000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3" calcext:value-type="float">
            <text:p>0.0000003</text:p>
          </table:table-cell>
          <table:table-cell/>
          <table:table-cell office:value-type="string" calcext:value-type="string">
            <text:p>max</text:p>
          </table:table-cell>
          <table:table-cell table:formula="of:=MAX([.K2:.K43])" office:value-type="float" office:value="0.0000013" calcext:value-type="float">
            <text:p>0.0000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0.0001882" calcext:value-type="float">
            <text:p>0.000188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3255597" calcext:value-type="float">
            <text:p>0.3255597</text:p>
          </table:table-cell>
          <table:table-cell office:value-type="float" office:value="0.0579158" calcext:value-type="float">
            <text:p>0.0579158</text:p>
          </table:table-cell>
          <table:table-cell office:value-type="float" office:value="0.0001574" calcext:value-type="float">
            <text:p>0.0001574</text:p>
          </table:table-cell>
          <table:table-cell office:value-type="float" office:value="0.0000222" calcext:value-type="float">
            <text:p>0.000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02" calcext:value-type="float">
            <text:p>0.000000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0001715" calcext:value-type="float">
            <text:p>0.00017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4449715" calcext:value-type="float">
            <text:p>0.4449715</text:p>
          </table:table-cell>
          <table:table-cell office:value-type="float" office:value="0.0732432" calcext:value-type="float">
            <text:p>0.0732432</text:p>
          </table:table-cell>
          <table:table-cell office:value-type="float" office:value="0.0001271" calcext:value-type="float">
            <text:p>0.0001271</text:p>
          </table:table-cell>
          <table:table-cell office:value-type="float" office:value="0.0000195" calcext:value-type="float">
            <text:p>0.000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.0000002" calcext:value-type="float">
            <text:p>0.0000002</text:p>
          </table:table-cell>
          <table:table-cell/>
          <table:table-cell office:value-type="string" calcext:value-type="string">
            <text:p>interval</text:p>
          </table:table-cell>
          <table:table-cell table:formula="of:=([.O34] - [.O33])/[.O35]" office:value-type="float" office:value="0.0000000214285714285714" calcext:value-type="float">
            <text:p>2.14285714285714E-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3" calcext:value-type="float">
            <text:p>50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32387" calcext:value-type="float">
            <text:p>0.432387</text:p>
          </table:table-cell>
          <table:table-cell office:value-type="float" office:value="0.0745574" calcext:value-type="float">
            <text:p>0.0745574</text:p>
          </table:table-cell>
          <table:table-cell office:value-type="float" office:value="0.0001232" calcext:value-type="float">
            <text:p>0.0001232</text:p>
          </table:table-cell>
          <table:table-cell office:value-type="float" office:value="0.0000148" calcext:value-type="float">
            <text:p>0.000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3" calcext:value-type="float">
            <text:p>0.000000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.0001488" calcext:value-type="float">
            <text:p>0.000148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4924367" calcext:value-type="float">
            <text:p>0.4924367</text:p>
          </table:table-cell>
          <table:table-cell office:value-type="float" office:value="0.054938" calcext:value-type="float">
            <text:p>0.054938</text:p>
          </table:table-cell>
          <table:table-cell office:value-type="float" office:value="0.0001036" calcext:value-type="float">
            <text:p>0.0001036</text:p>
          </table:table-cell>
          <table:table-cell office:value-type="float" office:value="0.0000094" calcext:value-type="float">
            <text:p>0.000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02" calcext:value-type="float">
            <text:p>0.00000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0001554" calcext:value-type="float">
            <text:p>0.000155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4166885" calcext:value-type="float">
            <text:p>0.4166885</text:p>
          </table:table-cell>
          <table:table-cell office:value-type="float" office:value="0.0678857" calcext:value-type="float">
            <text:p>0.0678857</text:p>
          </table:table-cell>
          <table:table-cell office:value-type="float" office:value="0.0001168" calcext:value-type="float">
            <text:p>0.0001168</text:p>
          </table:table-cell>
          <table:table-cell office:value-type="float" office:value="0.0000091" calcext:value-type="float">
            <text:p>0.000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02" calcext:value-type="float">
            <text:p>0.00000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0.0001513" calcext:value-type="float">
            <text:p>0.000151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761631" calcext:value-type="float">
            <text:p>0.3761631</text:p>
          </table:table-cell>
          <table:table-cell office:value-type="float" office:value="0.0751941" calcext:value-type="float">
            <text:p>0.0751941</text:p>
          </table:table-cell>
          <table:table-cell office:value-type="float" office:value="0.0001203" calcext:value-type="float">
            <text:p>0.0001203</text:p>
          </table:table-cell>
          <table:table-cell office:value-type="float" office:value="0.0000146" calcext:value-type="float">
            <text:p>0.000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0.0000002" calcext:value-type="float">
            <text:p>0.00000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.0001604" calcext:value-type="float">
            <text:p>0.0001604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4139121" calcext:value-type="float">
            <text:p>0.4139121</text:p>
          </table:table-cell>
          <table:table-cell office:value-type="float" office:value="0.0561005" calcext:value-type="float">
            <text:p>0.0561005</text:p>
          </table:table-cell>
          <table:table-cell office:value-type="float" office:value="0.0001236" calcext:value-type="float">
            <text:p>0.0001236</text:p>
          </table:table-cell>
          <table:table-cell office:value-type="float" office:value="0.0000117" calcext:value-type="float">
            <text:p>0.000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2" calcext:value-type="float">
            <text:p>0.00000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0.0001648" calcext:value-type="float">
            <text:p>0.000164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785149" calcext:value-type="float">
            <text:p>0.3785149</text:p>
          </table:table-cell>
          <table:table-cell office:value-type="float" office:value="0.0638038" calcext:value-type="float">
            <text:p>0.0638038</text:p>
          </table:table-cell>
          <table:table-cell office:value-type="float" office:value="0.0001305" calcext:value-type="float">
            <text:p>0.0001305</text:p>
          </table:table-cell>
          <table:table-cell office:value-type="float" office:value="0.0000136" calcext:value-type="float">
            <text:p>0.000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.0000002" calcext:value-type="float">
            <text:p>0.000000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0.0001509" calcext:value-type="float">
            <text:p>0.000150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212062" calcext:value-type="float">
            <text:p>0.3212062</text:p>
          </table:table-cell>
          <table:table-cell office:value-type="float" office:value="0.0424978" calcext:value-type="float">
            <text:p>0.0424978</text:p>
          </table:table-cell>
          <table:table-cell office:value-type="float" office:value="0.0001246" calcext:value-type="float">
            <text:p>0.0001246</text:p>
          </table:table-cell>
          <table:table-cell office:value-type="float" office:value="0.0000083" calcext:value-type="float">
            <text:p>0.000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 table:style-name="ce2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anzo</meta:initial-creator>
    <meta:creation-date>2014-01-01T23:13:57.607383304</meta:creation-date>
    <dc:date>2014-01-02T00:14:00.607893298</dc:date>
    <dc:creator>Rafael Manzo</dc:creator>
    <meta:editing-duration>PT11M51S</meta:editing-duration>
    <meta:editing-cycles>1</meta:editing-cycles>
    <meta:document-statistic meta:table-count="1" meta:cell-count="657" meta:object-count="0"/>
    <meta:generator>LibreOffice/4.1.4.2$Linux_X86_64 LibreOffice_project/410m0$Build-2</meta:generator>
  </office:meta>
</office:document-meta>
</file>